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widows="1" fo:text-indent="0in" style:auto-text-indent="false"/>
      <style:text-properties fo:font-weight="normal" officeooo:rsid="001ee6ad" officeooo:paragraph-rsid="001ee6ad" style:font-weight-asian="normal" style:font-weight-complex="normal"/>
    </style:style>
    <style:style style:name="P2" style:family="paragraph" style:parent-style-name="Standard">
      <style:paragraph-properties fo:margin-left="0in" fo:margin-right="0in" fo:widows="1" fo:text-indent="0in" style:auto-text-indent="false"/>
      <style:text-properties fo:font-weight="normal" officeooo:rsid="001f34c6" officeooo:paragraph-rsid="001f34c6" style:font-weight-asian="normal" style:font-weight-complex="normal"/>
    </style:style>
    <style:style style:name="P3" style:family="paragraph" style:parent-style-name="Standard">
      <style:paragraph-properties fo:margin-left="0in" fo:margin-right="0in" fo:widows="1" fo:text-indent="0in" style:auto-text-indent="false"/>
      <style:text-properties officeooo:rsid="001e925c" officeooo:paragraph-rsid="001e925c"/>
    </style:style>
    <style:style style:name="P4" style:family="paragraph" style:parent-style-name="Standard">
      <style:paragraph-properties fo:margin-left="0in" fo:margin-right="0in" fo:widows="1" fo:text-indent="0in" style:auto-text-indent="false"/>
      <style:text-properties officeooo:rsid="001ee6ad" officeooo:paragraph-rsid="001ee6ad"/>
    </style:style>
    <style:style style:name="P5" style:family="paragraph" style:parent-style-name="Standard">
      <style:paragraph-properties fo:margin-left="0in" fo:margin-right="0in" fo:widows="1" fo:text-indent="0in" style:auto-text-indent="false"/>
      <style:text-properties fo:font-weight="bold" officeooo:rsid="001ee6ad" officeooo:paragraph-rsid="001ee6ad" style:font-weight-asian="bold" style:font-weight-complex="bold"/>
    </style:style>
    <style:style style:name="P6" style:family="paragraph" style:parent-style-name="Standard">
      <style:paragraph-properties fo:margin-left="0in" fo:margin-right="0in" fo:widows="1" fo:text-indent="0in" style:auto-text-indent="false"/>
      <style:text-properties fo:font-weight="bold" officeooo:rsid="001f34c6" officeooo:paragraph-rsid="001f34c6" style:font-weight-asian="bold" style:font-weight-complex="bold"/>
    </style:style>
    <style:style style:name="P7" style:family="paragraph" style:parent-style-name="Standard">
      <style:paragraph-properties fo:margin-left="0in" fo:margin-right="0in" fo:widows="1" fo:text-indent="0in" style:auto-text-indent="false" fo:break-before="page"/>
      <style:text-properties officeooo:rsid="001e925c" officeooo:paragraph-rsid="001e925c"/>
    </style:style>
    <style:style style:name="P8" style:family="paragraph" style:parent-style-name="Text_20_body">
      <style:text-properties officeooo:rsid="00202f3e" officeooo:paragraph-rsid="00202f3e"/>
    </style:style>
    <style:style style:name="P9" style:family="paragraph" style:parent-style-name="Text_20_body">
      <style:text-properties officeooo:paragraph-rsid="00202f3e"/>
    </style:style>
    <style:style style:name="P10" style:family="paragraph" style:parent-style-name="Text_20_body">
      <style:text-properties officeooo:rsid="00245298" officeooo:paragraph-rsid="00245298"/>
    </style:style>
    <style:style style:name="P11" style:family="paragraph" style:parent-style-name="Standard">
      <style:paragraph-properties fo:margin-left="0in" fo:margin-right="0in" fo:widows="1" fo:text-indent="0in" style:auto-text-indent="false"/>
      <style:text-properties fo:font-style="normal" fo:font-weight="normal" officeooo:rsid="00202f3e" officeooo:paragraph-rsid="00202f3e" style:font-style-asian="normal" style:font-weight-asian="normal" style:font-style-complex="normal" style:font-weight-complex="normal"/>
    </style:style>
    <style:style style:name="P12" style:family="paragraph" style:parent-style-name="Standard">
      <style:paragraph-properties fo:margin-left="0in" fo:margin-right="0in" fo:widows="1" fo:text-indent="0in" style:auto-text-indent="false"/>
      <style:text-properties fo:font-style="normal" fo:font-weight="normal" officeooo:rsid="001f34c6" officeooo:paragraph-rsid="00202f3e" style:font-style-asian="normal" style:font-weight-asian="normal" style:font-style-complex="normal" style:font-weight-complex="normal"/>
    </style:style>
    <style:style style:name="P13" style:family="paragraph" style:parent-style-name="Text_20_body">
      <style:text-properties officeooo:rsid="001ee6ad" officeooo:paragraph-rsid="00245298"/>
    </style:style>
    <style:style style:name="P14" style:family="paragraph" style:parent-style-name="Heading_20_1">
      <style:text-properties fo:font-style="normal" style:font-style-asian="normal" style:font-style-complex="normal"/>
    </style:style>
    <style:style style:name="P15" style:family="paragraph" style:parent-style-name="Heading_20_2">
      <style:text-properties officeooo:rsid="00202f3e" officeooo:paragraph-rsid="00202f3e"/>
    </style:style>
    <style:style style:name="T1" style:family="text">
      <style:text-properties officeooo:rsid="001ee6ad"/>
    </style:style>
    <style:style style:name="T2" style:family="text">
      <style:text-properties fo:font-weight="normal" style:font-weight-asian="normal" style:font-weight-complex="normal"/>
    </style:style>
    <style:style style:name="T3" style:family="text">
      <style:text-properties fo:font-weight="normal" officeooo:rsid="001f34c6"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231e1" style:font-style-asian="normal" style:font-style-complex="normal"/>
    </style:style>
    <style:style style:name="T7" style:family="text">
      <style:text-properties officeooo:rsid="002069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ternetvrijheid</text:p>
      <text:h text:style-name="Heading_20_1" text:outline-level="1">Inleiding</text:h>
      <text:p text:style-name="P10">De mensen in de Westerse samenleving beseffen meestal niet hoe belangrijk hun vrijheid is, ze weten immers vaak niet beter. Speciaal hiervoor is 5 mei in het leven geroepen. Een ook internetvrijheid is zeer belangrijk.<text:span text:style-name="T1"> </text:span></text:p>
      <text:p text:style-name="P10">Ik maak onderscheid tussen twee internetvrijheden, die ik an de hand van twee voorbeelden illustreer.</text:p>
      <text:p text:style-name="P10"/>
      <text:p text:style-name="P13">Kijk bijvoorbeeld naar de zaak van Ebru Umar. Deze <text:s/>Nederlands-Turkse journaliste plaatste onlangs beledigende tweets aan het adres van de turkse premier Erdogan. Die liet haar vervolgens om deze reden oppakken, toen Umar zich in Turkije bevond.</text:p>
      <text:p text:style-name="P4"/>
      <text:p text:style-name="P4">Dit verhaal zette me aan het denken. In de eerste plaats of het terecht was. Umar heeft inderdaad iets strafbaars gedaan, en op grond van de Turkse wet kan ze dus vastgezet worden. Ik vind het in deze zin dan ook terecht, omdat het bekend is hoe de Erdogan zijn land regeert en zij zich aan die regels te houden heeft. Toch waren er veel mensen tegen de arrestatie, waaronder Umar zelf uiteraard. Ze bedongen zich op de vrijheids van meningsuiting. … Wat mij nog dieper liet denken, waardoor ik me ben gaan verdiepen in de internetvrijheid.</text:p>
      <text:p text:style-name="P4"/>
      <text:h text:style-name="Heading_20_2" text:outline-level="2">Ontstaan Internet</text:h>
      <text:p text:style-name="P1">Het internet is in de tweede helft van de vorige eeuw merendeels ontwikkeld door de Amerikaanse overheid. DARPA was een overheidsorganisatie die ARPAnet maakte. Dit netwerk werd voornamelijk opgericht om bij te benen met de Russen op het gebied van militaire technologie. Het was immers in de periode van de koude oorlog. Het speciale aan de DARPA organisatie was dat het een organisatie was met een vrije geest. Het was een tamelijk kleine organisatie met 150 werknemers, en opmerkelijk was dat er geluisterd werd naar input van alle werknemers. Er was sprake van een horizontale cultuur, wat tamelijk uniek was in die tijd. Vanuit die vrije geest is het internet ook verder ontwikkeld. </text:p>
      <text:p text:style-name="P1"/>
      <text:p text:style-name="P1">Het ARPAnet was dus een overheidsinstantie, maar dat zou het niet voor altijd blijven. Vele zagen de privatisering van ARPAnet als een logisch gevolg, andere zagen het als een ondemocratisch proces waarbij enkele commerciele bedrijven de macht kregen over het internet. </text:p>
      <text:p text:style-name="P1"/>
      <text:p text:style-name="P1">Omdat ARPAnet zo snel groeide in aantal gebruikers </text:p>
      <text:p text:style-name="P5"/>
      <text:p text:style-name="P2">Dat er wetten en regels nodig zijn voor internet lijkt me daarom duidelijk. De ideale situatie zou hierbij zijn dat het internet niet alleen als een <text:span text:style-name="T4">general purpose network</text:span> dient <text:span text:style-name="T5">maar ook </text:span><text:span text:style-name="T4">general rules</text:span><text:span text:style-name="T5"> zou hebben. Helaas is dit niet mogelijk omdat in de praktijk het internet binnen bepaalde landen afspiegelingen zijn van de samenleving waarin zij leven.</text:span></text:p>
      <text:p text:style-name="P2"/>
      <text:p text:style-name="P2"><text:span text:style-name="T5">Iran bijvoorbeeld kent een nationaal internet (</text:span><text:a xlink:type="simple" xlink:href="http://www.nu.nl/internet/2917112/iran-kondigt-eigen-nationaal-internet.html"><text:span text:style-name="T5">http://www.nu.nl/internet/2917112/iran-kondigt-eigen-nationaal-internet.html</text:span></text:a><text:span text:style-name="T5">) waar alle </text:span><text:span text:style-name="T6">eda</text:span><text:span text:style-name="T5"> diensten zijn geblokkeerd. Dit soort diensten worden geblokkeerd omdat ze indruisen tegen de wetten van de samenleving die Iran is. In dit specifiek </text:span><text:soft-page-break/><text:span text:style-name="T5">geval ging het waarschijnlijk om anti-islam filmpjes die te vinden zijn via Google's videodienst YouTube.</text:span></text:p>
      <text:p text:style-name="P2"/>
      <text:p text:style-name="P11">Belangrijk is om te omschrijven wat ik versta onder internetvrijheid. Het internet dat we gebruiken is vaak een afspiegeling van de samenleving waarin we leven. Het lastige hiervan is echter alleen dat het internet een wereldwijd netwerk is tussen mensen. Tevens zit hier ook een van de krachten van het internet in, het verbind namelijk verschillende samenlevingen.</text:p>
      <text:p text:style-name="P6"/>
      <text:h text:style-name="P14" text:outline-level="1">Nederland</text:h>
      <text:p text:style-name="P9"/>
      <text:p text:style-name="P8"><text:span text:style-name="T5">In Nederland is internetvrijheid ook een actueel onderwerp. Zo zijn er wetten die de internetvrijheid aanbanden leggen. Afgelopen juli werd er een wetsvoorstel ingediend vanuit minister Ronald Plasterk </text:span><text:span text:style-name="T3">omtrent </text:span><text:span text:style-name="T2">de “w</text:span><text:span text:style-name="T3">et op de inlichtingen- en veiligheidsdiensten”. Kort samengevat staat in deze wet dat de inlichtingendiensten voortaan het internetverkeer van elke burger zouden mogen aftappen. Dat </text:span><text:span text:style-name="T2">is momenteel </text:span><text:span text:style-name="T3">ook mogelijk, mits hier toestemming voor is en de burger dus officieel als verdachte kan worden aangemerkt. </text:span><text:span text:style-name="T2">Met deze nieuwe wet ontstaat er volgens BoF een digitaal sleepnet waarin elke burger terecht komt.</text:span></text:p>
      <text:p text:style-name="P12"/>
      <text:p text:style-name="P2"/>
      <text:h text:style-name="P15" text:outline-level="2">De digitale stad</text:h>
      <text:p text:style-name="P8">De digitale stad was een netwerk dat in het begin van 1994 werd opgericht. Het project <text:span text:style-name="T7">ontstond vanuit de vrije geest die Amsterdam in de jaren '90 kende. </text:span></text:p>
      <text:h text:style-name="Heading_20_2" text:outline-level="2">Partijen</text:h>
      <text:p text:style-name="P2">Over het algemeen zijn er twee kampen in deze discussie. Aan de ene kant staan de overheden die de internetvrijheden inperken door misbruik te maken van </text:p>
      <text:p text:style-name="P2"/>
      <text:p text:style-name="P2">Aan de ene kant staan de organisaties die vóór internetvrijheid zijn. Een belangrijke organisatie op dat gebied is Bits of Freedom. BoF is een onafhankelijke Nederlandse organisatie die opkomt voor de digitale burgerrechten, in de breedste opvatting van dit begrip. </text:p>
      <text:p text:style-name="P2"/>
      <text:p text:style-name="P2"/>
      <text:p text:style-name="P2"/>
      <text:p text:style-name="P7"><text:a xlink:type="simple" xlink:href="http://www.datapanik.org/2012/11/03/het-belang-van-internetvrijheid/">http://www.datapanik.org/2012/11/03/het-belang-van-internetvrijheid/</text:a></text:p>
      <text:p text:style-name="P3"/>
      <text:p text:style-name="P3">Internetvrijheid:</text:p>
      <text:p text:style-name="P3"/>
      <text:p text:style-name="P3">Soorten vrijheden: het recht op anonimiteit en het recht op privacy</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9T15:30:40.308554329</meta:creation-date>
    <dc:date>2016-05-17T20:21:50.710644411</dc:date>
    <meta:editing-duration>PT10M41S</meta:editing-duration>
    <meta:editing-cycles>3</meta:editing-cycles>
    <meta:generator>LibreOffice/4.2.8.2$Linux_X86_64 LibreOffice_project/420m0$Build-2</meta:generator>
    <meta:document-statistic meta:table-count="0" meta:image-count="0" meta:object-count="0" meta:page-count="3" meta:paragraph-count="23" meta:word-count="715" meta:character-count="4645" meta:non-whitespace-character-count="3945"/>
  </office:meta>
</office:document-meta>
</file>